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Instruções" style:family="table">
      <style:table-properties style:width="6.6931in" table:align="margins"/>
    </style:style>
    <style:style style:name="TInstruções.A" style:family="table-column">
      <style:table-column-properties style:column-width="2.2313in" style:rel-column-width="21845*"/>
    </style:style>
    <style:style style:name="TInstruçõ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Instruções.C1" style:family="table-cell">
      <style:table-cell-properties fo:padding="0.0382in" fo:border="0.05pt solid #000000"/>
    </style:style>
    <style:style style:name="TInstruções.A2" style:family="table-cell">
      <style:table-cell-properties fo:padding="0.0382in" fo:border-left="0.05pt solid #000000" fo:border-right="none" fo:border-top="none" fo:border-bottom="0.05pt solid #000000"/>
    </style:style>
    <style:style style:name="TInstruções.C2" style:family="table-cell">
      <style:table-cell-properties fo:padding="0.0382in" fo:border-left="0.05pt solid #000000" fo:border-right="0.05pt solid #000000" fo:border-top="none" fo:border-bottom="0.05pt solid #000000"/>
    </style:style>
    <style:style style:name="OperaçõesULA" style:family="table">
      <style:table-properties style:width="6.6931in" table:align="margins"/>
    </style:style>
    <style:style style:name="OperaçõesULA.A" style:family="table-column">
      <style:table-column-properties style:column-width="3.3465in" style:rel-column-width="32767*"/>
    </style:style>
    <style:style style:name="OperaçõesULA.A1" style:family="table-cell">
      <style:table-cell-properties fo:padding="0.0382in" fo:border-left="0.05pt solid #000000" fo:border-right="none" fo:border-top="0.05pt solid #000000" fo:border-bottom="0.05pt solid #000000"/>
    </style:style>
    <style:style style:name="OperaçõesULA.B1" style:family="table-cell">
      <style:table-cell-properties fo:padding="0.0382in" fo:border="0.05pt solid #000000"/>
    </style:style>
    <style:style style:name="OperaçõesULA.A2" style:family="table-cell">
      <style:table-cell-properties fo:padding="0.0382in" fo:border-left="0.05pt solid #000000" fo:border-right="none" fo:border-top="none" fo:border-bottom="0.05pt solid #000000"/>
    </style:style>
    <style:style style:name="OperaçõesULA.B2" style:family="table-cell">
      <style:table-cell-properties fo:padding="0.0382in" fo:border-left="0.05pt solid #000000" fo:border-right="0.05pt solid #000000" fo:border-top="none" fo:border-bottom="0.05pt solid #000000"/>
    </style:style>
    <style:style style:name="CódigoULA" style:family="table">
      <style:table-properties style:width="6.6931in" table:align="margins"/>
    </style:style>
    <style:style style:name="CódigoULA.A" style:family="table-column">
      <style:table-column-properties style:column-width="6.6931in" style:rel-column-width="65535*"/>
    </style:style>
    <style:style style:name="CódigoULA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61f36" officeooo:paragraph-rsid="00061f36"/>
    </style:style>
    <style:style style:name="P2" style:family="paragraph" style:parent-style-name="Standard">
      <style:paragraph-properties fo:text-align="start" style:justify-single-word="false"/>
      <style:text-properties officeooo:rsid="00061f36" officeooo:paragraph-rsid="00061f36"/>
    </style:style>
    <style:style style:name="P3" style:family="paragraph" style:parent-style-name="Standard">
      <style:paragraph-properties fo:text-align="start" style:justify-single-word="false"/>
      <style:text-properties fo:font-size="11pt" officeooo:rsid="00061f36" officeooo:paragraph-rsid="00061f36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061f36" officeooo:paragraph-rsid="000b1ddd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061f36" officeooo:paragraph-rsid="00061f36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61f36" officeooo:paragraph-rsid="000a51a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061f36" officeooo:paragraph-rsid="00101a1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101a1d" officeooo:paragraph-rsid="00101a1d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officeooo:rsid="000b1ddd" officeooo:paragraph-rsid="000b1dd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061f36" officeooo:paragraph-rsid="00061f36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0b3ea5" officeooo:paragraph-rsid="000b3ea5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0b3ea5" officeooo:paragraph-rsid="000cad9b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0cad9b" officeooo:paragraph-rsid="000cad9b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101a1d" officeooo:paragraph-rsid="00101a1d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fo:font-size="7pt" officeooo:rsid="00101a1d" officeooo:paragraph-rsid="00101a1d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fo:font-size="7pt" officeooo:rsid="00101a1d" officeooo:paragraph-rsid="00101a1d" style:font-size-asian="7pt" style:font-size-complex="7pt"/>
    </style:style>
    <style:style style:name="T1" style:family="text">
      <style:text-properties officeooo:rsid="00078140"/>
    </style:style>
    <style:style style:name="T2" style:family="text">
      <style:text-properties officeooo:rsid="0007b434"/>
    </style:style>
    <style:style style:name="T3" style:family="text">
      <style:text-properties officeooo:rsid="0008497b"/>
    </style:style>
    <style:style style:name="T4" style:family="text">
      <style:text-properties officeooo:rsid="0008e2fb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8497b" style:font-size-asian="11pt" style:font-size-complex="11pt"/>
    </style:style>
    <style:style style:name="T7" style:family="text">
      <style:text-properties fo:font-size="11pt" officeooo:rsid="00078140" style:font-size-asian="11pt" style:font-size-complex="11pt"/>
    </style:style>
    <style:style style:name="T8" style:family="text">
      <style:text-properties fo:font-size="11pt" officeooo:rsid="0008e2fb" style:font-size-asian="11pt" style:font-size-complex="11pt"/>
    </style:style>
    <style:style style:name="T9" style:family="text">
      <style:text-properties fo:font-size="11pt" officeooo:rsid="0013ae27" style:font-size-asian="11pt" style:font-size-complex="11pt"/>
    </style:style>
    <style:style style:name="T10" style:family="text">
      <style:text-properties officeooo:rsid="000a51a5"/>
    </style:style>
    <style:style style:name="T11" style:family="text">
      <style:text-properties officeooo:rsid="000b1ddd"/>
    </style:style>
    <style:style style:name="T12" style:family="text">
      <style:text-properties officeooo:rsid="000cad9b"/>
    </style:style>
    <style:style style:name="T13" style:family="text">
      <style:text-properties officeooo:rsid="000e57f2"/>
    </style:style>
    <style:style style:name="T14" style:family="text">
      <style:text-properties officeooo:rsid="0011c85e"/>
    </style:style>
    <style:style style:name="T15" style:family="text">
      <style:text-properties officeooo:rsid="0014764e"/>
    </style:style>
    <style:style style:name="T16" style:family="text">
      <style:text-properties officeooo:rsid="001588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Minas Gerais</text:p>
      <text:p text:style-name="P1"/>
      <text:p text:style-name="P1"/>
      <text:p text:style-name="P1"/>
      <text:p text:style-name="P1">DCC819 – Arquitetura de Computadores</text:p>
      <text:p text:style-name="P1"/>
      <text:p text:style-name="P1"/>
      <text:p text:style-name="P1">Relatório I – Trabalho Prátic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unos: <text:tab/>Iuri Silva Castro</text:p>
      <text:p text:style-name="P2"><text:tab/><text:tab/>Guilherme Batista Santos</text:p>
      <text:p text:style-name="P2"><text:tab/><text:tab/>João Mateus de Freitas Veneroso</text:p>
      <text:p text:style-name="P2"><text:tab/><text:tab/>Ricardo Pagoto Marinho</text:p>
      <text:p text:style-name="P1"/>
      <text:p text:style-name="P1">Belo Horizonte, 11 de outubro de 2017</text:p>
      <text:p text:style-name="P10"><text:soft-page-break/>Introdução</text:p>
      <text:p text:style-name="P3"/>
      <text:p text:style-name="P3"><text:tab/><text:span text:style-name="T11">A ULA (Unidade Lógica Aritimética), é a unidade responsável pelas operações lógicas e aritméticas do processador. </text:span></text:p>
      <text:p text:style-name="P3"/>
      <text:p text:style-name="P3"><text:tab/><text:span text:style-name="T13">Colocar o desenho de uma ULA com os dois operandos e o resultado</text:span></text:p>
      <text:p text:style-name="P3"/>
      <text:p text:style-name="P3"><text:tab/><text:span text:style-name="T11">FAZER INTRODUÇÃO?</text:span></text:p>
      <text:p text:style-name="P2"/>
      <text:p text:style-name="P10">Desenvolvimento</text:p>
      <text:p text:style-name="P5"/>
      <text:p text:style-name="P4"><text:tab/><text:span text:style-name="T11">Deseja-se implementar uma ULA capaz de atender as instruções abaixo.</text:span></text:p>
      <text:p text:style-name="P4"/>
      <table:table table:name="TInstruções" table:style-name="TInstruções">
        <table:table-column table:style-name="TInstruções.A" table:number-columns-repeated="3"/>
        <table:table-row>
          <table:table-cell table:style-name="TInstruções.A1" office:value-type="string">
            <text:p text:style-name="P11">Instrução</text:p>
          </table:table-cell>
          <table:table-cell table:style-name="TInstruções.A1" office:value-type="string">
            <text:p text:style-name="P11">Operação</text:p>
          </table:table-cell>
          <table:table-cell table:style-name="TInstruções.C1" office:value-type="string">
            <text:p text:style-name="P11">Descrição</text:p>
          </table:table-cell>
        </table:table-row>
        <table:table-row>
          <table:table-cell table:style-name="TInstruções.A2" office:value-type="string">
            <text:p text:style-name="P11">ADD $s4, $s3, $s2</text:p>
          </table:table-cell>
          <table:table-cell table:style-name="TInstruções.A2" office:value-type="string">
            <text:p text:style-name="P11">$s4 = $s2 + $s3</text:p>
          </table:table-cell>
          <table:table-cell table:style-name="TInstruções.C2" office:value-type="string">
            <text:p text:style-name="P11">Faz a adição de dois registros e armazena o resultado em um registro</text:p>
          </table:table-cell>
        </table:table-row>
        <table:table-row>
          <table:table-cell table:style-name="TInstruções.A2" office:value-type="string">
            <text:p text:style-name="P11">SUB $s4, $s3, $s2</text:p>
          </table:table-cell>
          <table:table-cell table:style-name="TInstruções.A2" office:value-type="string">
            <text:p text:style-name="P11">$s4 = $s2 - $s3</text:p>
          </table:table-cell>
          <table:table-cell table:style-name="TInstruções.C2" office:value-type="string">
            <text:p text:style-name="P11">Faz a subtração de dois registros e armazena o resultado em um registro</text:p>
          </table:table-cell>
        </table:table-row>
        <table:table-row>
          <table:table-cell table:style-name="TInstruções.A2" office:value-type="string">
            <text:p text:style-name="P11">SLTI $s4, imm, $s2</text:p>
          </table:table-cell>
          <table:table-cell table:style-name="TInstruções.A2" office:value-type="string">
            <text:p text:style-name="P13">$s2 &gt; imm ? $s4 = 1 : $s4 = 0</text:p>
          </table:table-cell>
          <table:table-cell table:style-name="TInstruções.C2" office:value-type="string">
            <text:p text:style-name="P11">Compara o valor de um registro com o valor do imediato, armazenado 1 ou 0 para o caso de maior ou não</text:p>
          </table:table-cell>
        </table:table-row>
        <table:table-row>
          <table:table-cell table:style-name="TInstruções.A2" office:value-type="string">
            <text:p text:style-name="P11">AND $s4, $s3, $s2</text:p>
          </table:table-cell>
          <table:table-cell table:style-name="TInstruções.A2" office:value-type="string">
            <text:p text:style-name="P12">$s4 = $s2 <text:span text:style-name="T12">&amp;</text:span> $s3</text:p>
          </table:table-cell>
          <table:table-cell table:style-name="TInstruções.C2" office:value-type="string">
            <text:p text:style-name="P11">Faz a operação lógica de AND bit-a-bit com dois registros e armazena o resultado em um registro</text:p>
          </table:table-cell>
        </table:table-row>
        <table:table-row>
          <table:table-cell table:style-name="TInstruções.A2" office:value-type="string">
            <text:p text:style-name="P11">OR $s4, $s3, $s2</text:p>
          </table:table-cell>
          <table:table-cell table:style-name="TInstruções.A2" office:value-type="string">
            <text:p text:style-name="P12">$s4 = $s2 <text:span text:style-name="T12">|</text:span> $s3</text:p>
          </table:table-cell>
          <table:table-cell table:style-name="TInstruções.C2" office:value-type="string">
            <text:p text:style-name="P11">Faz a operação lógica de OR bit-a-bit com dois registros e armazena o resultado em um registro</text:p>
          </table:table-cell>
        </table:table-row>
        <table:table-row>
          <table:table-cell table:style-name="TInstruções.A2" office:value-type="string">
            <text:p text:style-name="P11">XOR $s4, $s3, $s2</text:p>
          </table:table-cell>
          <table:table-cell table:style-name="TInstruções.A2" office:value-type="string">
            <text:p text:style-name="P12">$s4 = $s2 ^ $s3</text:p>
          </table:table-cell>
          <table:table-cell table:style-name="TInstruções.C2" office:value-type="string">
            <text:p text:style-name="P11">Faz a operação lógica de XOR bit-a-bit com dois registros e armazena o resultado em um registro</text:p>
          </table:table-cell>
        </table:table-row>
        <table:table-row>
          <table:table-cell table:style-name="TInstruções.A2" office:value-type="string">
            <text:p text:style-name="P11">ANDI $s4, imm, $s2</text:p>
          </table:table-cell>
          <table:table-cell table:style-name="TInstruções.A2" office:value-type="string">
            <text:p text:style-name="P12">$s4 = $s2 <text:span text:style-name="T12">&amp;</text:span> <text:span text:style-name="T12">imm</text:span></text:p>
          </table:table-cell>
          <table:table-cell table:style-name="TInstruções.C2" office:value-type="string">
            <text:p text:style-name="P11">Faz a operação lógica de AND bit-a-bit com um registro e o valor do imediato, armazena o resultado em um registro</text:p>
          </table:table-cell>
        </table:table-row>
        <table:table-row>
          <table:table-cell table:style-name="TInstruções.A2" office:value-type="string">
            <text:p text:style-name="P11">ORI $s4, imm, $s2</text:p>
          </table:table-cell>
          <table:table-cell table:style-name="TInstruções.A2" office:value-type="string">
            <text:p text:style-name="P12">$s4 = $s2 <text:span text:style-name="T12">|</text:span> <text:span text:style-name="T12">imm</text:span></text:p>
          </table:table-cell>
          <table:table-cell table:style-name="TInstruções.C2" office:value-type="string">
            <text:p text:style-name="P11">Faz a operação lógica de OR bit-a-bit com um registro e o valor do imediato, armazena o resultado em um registro</text:p>
          </table:table-cell>
        </table:table-row>
        <table:table-row>
          <table:table-cell table:style-name="TInstruções.A2" office:value-type="string">
            <text:p text:style-name="P11">XORI $s4, imm, $s2</text:p>
          </table:table-cell>
          <table:table-cell table:style-name="TInstruções.A2" office:value-type="string">
            <text:p text:style-name="P12">$s4 = $s2 ^ <text:span text:style-name="T12">imm</text:span></text:p>
          </table:table-cell>
          <table:table-cell table:style-name="TInstruções.C2" office:value-type="string">
            <text:p text:style-name="P11">Faz a operação lógica de XOR bit-a-bit com um registro e o valor do imediato, armazena o resultado em um registro</text:p>
          </table:table-cell>
        </table:table-row>
        <table:table-row>
          <table:table-cell table:style-name="TInstruções.A2" office:value-type="string">
            <text:p text:style-name="P11">ADDI $s4, imm, $s2</text:p>
          </table:table-cell>
          <table:table-cell table:style-name="TInstruções.A2" office:value-type="string">
            <text:p text:style-name="P12">$s4 = $s2 <text:span text:style-name="T12">+</text:span> <text:span text:style-name="T12">imm</text:span></text:p>
          </table:table-cell>
          <table:table-cell table:style-name="TInstruções.C2" office:value-type="string">
            <text:p text:style-name="P11">Faz a adição de um registro e o valor do imediato, armazena o resultado em um registro</text:p>
          </table:table-cell>
        </table:table-row>
        <table:table-row>
          <table:table-cell table:style-name="TInstruções.A2" office:value-type="string">
            <text:p text:style-name="P11">SUBI $s4, imm, $s2</text:p>
          </table:table-cell>
          <table:table-cell table:style-name="TInstruções.A2" office:value-type="string">
            <text:p text:style-name="P12">$s4 = $s2 - <text:span text:style-name="T12">imm</text:span></text:p>
          </table:table-cell>
          <table:table-cell table:style-name="TInstruções.C2" office:value-type="string">
            <text:p text:style-name="P11">Faz a subtração de um registro e o <text:soft-page-break/>valor do imediato, armazena o resultado em um registro</text:p>
          </table:table-cell>
        </table:table-row>
      </table:table>
      <text:p text:style-name="P7"><text:tab/></text:p>
      <text:p text:style-name="P7"><text:span text:style-name="T13"><text:tab/>Percebe-se, inicialmente, a subdivisão entre instruções registro-registro e instruções registro-imediato. Decide-se faz uma ULA genérica, não havendo instruções separadas para imediatos, deixando para outra unidade o trabalho de identificar se a instrução utiliza é de um imediato ou não.</text:span></text:p>
      <text:p text:style-name="P4"><text:tab/><text:span text:style-name="T13">Assim, criuou-se uma ULA com as seguintes operações.</text:span></text:p>
      <text:p text:style-name="P4"><text:tab/></text:p>
      <table:table table:name="OperaçõesULA" table:style-name="OperaçõesULA">
        <table:table-column table:style-name="OperaçõesULA.A" table:number-columns-repeated="2"/>
        <table:table-row>
          <table:table-cell table:style-name="OperaçõesULA.A1" office:value-type="string">
            <text:p text:style-name="P14">Código (binário)</text:p>
          </table:table-cell>
          <table:table-cell table:style-name="OperaçõesULA.B1" office:value-type="string">
            <text:p text:style-name="P14">Operação</text:p>
          </table:table-cell>
        </table:table-row>
        <table:table-row>
          <table:table-cell table:style-name="OperaçõesULA.A2" office:value-type="string">
            <text:p text:style-name="P14">0000</text:p>
          </table:table-cell>
          <table:table-cell table:style-name="OperaçõesULA.B2" office:value-type="string">
            <text:p text:style-name="P14">Adição</text:p>
          </table:table-cell>
        </table:table-row>
        <table:table-row>
          <table:table-cell table:style-name="OperaçõesULA.A2" office:value-type="string">
            <text:p text:style-name="P14">0001</text:p>
          </table:table-cell>
          <table:table-cell table:style-name="OperaçõesULA.B2" office:value-type="string">
            <text:p text:style-name="P14">Subtração</text:p>
          </table:table-cell>
        </table:table-row>
        <table:table-row>
          <table:table-cell table:style-name="OperaçõesULA.A2" office:value-type="string">
            <text:p text:style-name="P14">0010</text:p>
          </table:table-cell>
          <table:table-cell table:style-name="OperaçõesULA.B2" office:value-type="string">
            <text:p text:style-name="P14">Maior que</text:p>
          </table:table-cell>
        </table:table-row>
        <table:table-row>
          <table:table-cell table:style-name="OperaçõesULA.A2" office:value-type="string">
            <text:p text:style-name="P14">0011</text:p>
          </table:table-cell>
          <table:table-cell table:style-name="OperaçõesULA.B2" office:value-type="string">
            <text:p text:style-name="P14">Lógica E</text:p>
          </table:table-cell>
        </table:table-row>
        <table:table-row>
          <table:table-cell table:style-name="OperaçõesULA.A2" office:value-type="string">
            <text:p text:style-name="P14">0100</text:p>
          </table:table-cell>
          <table:table-cell table:style-name="OperaçõesULA.B2" office:value-type="string">
            <text:p text:style-name="P14">Lógica OU</text:p>
          </table:table-cell>
        </table:table-row>
        <table:table-row>
          <table:table-cell table:style-name="OperaçõesULA.A2" office:value-type="string">
            <text:p text:style-name="P14">0101</text:p>
          </table:table-cell>
          <table:table-cell table:style-name="OperaçõesULA.B2" office:value-type="string">
            <text:p text:style-name="P14">Lógica OU-EXCLUSIVO</text:p>
          </table:table-cell>
        </table:table-row>
      </table:table>
      <text:p text:style-name="P4"/>
      <text:p text:style-name="P4"><text:tab/><text:span text:style-name="T14">Além do resultado de saída, o módulo também indica um registro com flags de estado, indicando se o resultado foi um overflow, um valor negativo ou se foi zero.</text:span></text:p>
      <text:p text:style-name="P4"/>
      <text:p text:style-name="P8">Código do módulo – <text:span text:style-name="T16">Mostrar?</text:span></text:p>
      <text:p text:style-name="P4"/>
      <table:table table:name="CódigoULA" table:style-name="CódigoULA">
        <table:table-column table:style-name="CódigoULA.A"/>
        <table:table-row>
          <table:table-cell table:style-name="CódigoULA.A1" office:value-type="string">
            <text:p text:style-name="P15">module ULA (OpA, OpB, Res, CodeULA, FlagReg, CLK, RST);</text:p>
            <text:p text:style-name="P16"><text:s text:c="3"/>input CLK, RST;</text:p>
            <text:p text:style-name="P16"><text:s text:c="3"/>input [3:0] CodeULA;</text:p>
            <text:p text:style-name="P16"><text:s text:c="3"/>input [15:0] OpA, OpB;</text:p>
            <text:p text:style-name="P16"><text:s text:c="3"/>output reg [15:0] Res;</text:p>
            <text:p text:style-name="P16"><text:s text:c="3"/>output reg [2:0] FlagReg;<text:tab/><text:tab/>// [Z N <text:span text:style-name="T15">V</text:span>]: Z=Zero; N=Neg; <text:span text:style-name="T15">V</text:span>=Overflow</text:p>
            <text:p text:style-name="P16"><text:tab/></text:p>
            <text:p text:style-name="P16"><text:s text:c="3"/>wire [15:0] invOpB;</text:p>
            <text:p text:style-name="P16"><text:s text:c="3"/>assign invOpB = ~OpB + 16'd1;</text:p>
            <text:p text:style-name="P16"/>
            <text:p text:style-name="P16"><text:s text:c="3"/>parameter InsADD = 4'b0000;<text:tab/>// ADD<text:tab/>Res = OpA + OpB</text:p>
            <text:p text:style-name="P16"><text:s text:c="3"/>parameter InsSUB = 4'b0001;<text:tab/>//SUB<text:tab/>Res = OpA - OpB</text:p>
            <text:p text:style-name="P16"><text:s text:c="3"/>parameter InsSLT = 4'b0010;<text:tab/>//SLTI<text:tab/>Res = (OpA &gt; OpB) ? 1 : 0</text:p>
            <text:p text:style-name="P16"><text:s text:c="3"/>parameter InsAND = 4'b0011;<text:tab/>//AND <text:tab/>Res = OpA &amp; OpB</text:p>
            <text:p text:style-name="P16"><text:s text:c="3"/>parameter InsOR = <text:s/>4'b0100;<text:tab/>//OR <text:tab/>Res = OpA | OpB</text:p>
            <text:p text:style-name="P16"><text:s text:c="3"/>parameter InsXOR = 4'b0101;<text:tab/>//XOR <text:tab/>Res = OpA ^ OpB</text:p>
            <text:p text:style-name="P16"><text:tab/></text:p>
            <text:p text:style-name="P16"><text:s text:c="3"/>parameter OverflowFlag<text:tab/>= 0;</text:p>
            <text:p text:style-name="P16"><text:s text:c="3"/>parameter NegFlag <text:tab/><text:tab/>= 1;</text:p>
            <text:p text:style-name="P16"><text:s text:c="3"/>parameter ZeroFlag<text:tab/><text:tab/>= 2;</text:p>
            <text:p text:style-name="P16"><text:tab/></text:p>
            <text:p text:style-name="P16"><text:s text:c="3"/>always @( posedge CLK ) begin</text:p>
            <text:p text:style-name="P16"><text:tab/>if (RST) begin</text:p>
            <text:p text:style-name="P15"><text:tab/><text:tab/>FlagReg = 3'b000;</text:p>
            <text:p text:style-name="P15"><text:tab/>end</text:p>
            <text:p text:style-name="P15"><text:tab/>else begin</text:p>
            <text:p text:style-name="P15"><text:tab/><text:tab/>case (CodeULA)</text:p>
            <text:p text:style-name="P15"><text:tab/><text:tab/><text:tab/>InsADD: begin<text:tab/><text:tab/><text:tab/></text:p>
            <text:p text:style-name="P15"><text:tab/><text:tab/><text:tab/><text:tab/>Res = OpA + OpB;</text:p>
            <text:p text:style-name="P15"><text:tab/><text:tab/><text:tab/><text:tab/></text:p>
            <text:p text:style-name="P15"><text:tab/><text:tab/><text:tab/><text:tab/>/* Zero check */</text:p>
            <text:p text:style-name="P15"><text:tab/><text:tab/><text:tab/><text:tab/>if (Res == 0)</text:p>
            <text:p text:style-name="P15"><text:tab/><text:tab/><text:tab/><text:tab/> <text:s text:c="2"/>FlagReg[ZeroFlag] = 1'b1;</text:p>
            <text:p text:style-name="P15"><text:tab/><text:tab/><text:tab/><text:tab/>else</text:p>
            <text:p text:style-name="P15"><text:tab/><text:tab/><text:tab/><text:tab/> <text:s text:c="2"/>FlagReg[ZeroFlag] = 1'b0;</text:p>
            <text:p text:style-name="P15"><text:tab/><text:tab/><text:tab/><text:tab/>/* Overflow check */</text:p>
            <text:p text:style-name="P15"><text:tab/><text:tab/><text:tab/><text:tab/>FlagReg[OverflowFlag] = (OpA[15] &amp; OpB[15] &amp; ~Res[15]) | (~OpA[15] &amp; ~OpB[15] &amp; Res[15]);</text:p>
            <text:p text:style-name="P15"><text:tab/><text:tab/><text:tab/><text:tab/>/* Negative check */</text:p>
            <text:p text:style-name="P15"><text:tab/><text:tab/><text:tab/><text:tab/>FlagReg[NegFlag] = Res[15];</text:p>
            <text:p text:style-name="P15"><text:tab/><text:tab/><text:tab/>end</text:p>
            <text:p text:style-name="P15"><text:tab/><text:tab/><text:tab/>InsSUB: begin<text:tab/><text:tab/><text:tab/></text:p>
            <text:p text:style-name="P15"><text:tab/><text:tab/><text:tab/><text:tab/>Res = OpA + invOpB;</text:p>
            <text:p text:style-name="P15"><text:tab/><text:tab/><text:tab/><text:tab/></text:p>
            <text:p text:style-name="P15"><text:tab/><text:tab/><text:tab/><text:tab/>/* Zero check */</text:p>
            <text:p text:style-name="P15"><text:tab/><text:tab/><text:tab/><text:tab/>if (Res == 0)</text:p>
            <text:p text:style-name="P15"><text:tab/><text:tab/><text:tab/><text:tab/> <text:s text:c="2"/>FlagReg[ZeroFlag] = 1'b1;</text:p>
            <text:p text:style-name="P15"><text:tab/><text:tab/><text:tab/><text:tab/>else</text:p>
            <text:p text:style-name="P15"><text:tab/><text:tab/><text:tab/><text:tab/> <text:s text:c="2"/>FlagReg[ZeroFlag] = 1'b0;</text:p>
            <text:p text:style-name="P15"><text:tab/><text:tab/><text:tab/><text:tab/>/* Overflow check */</text:p>
            <text:p text:style-name="P15"><text:tab/><text:tab/><text:tab/><text:tab/>FlagReg[OverflowFlag] = (OpA[15] &amp; invOpB[15] &amp; ~Res[15]) | (~OpA[15] &amp; ~invOpB[15] &amp; Res[15]);</text:p>
            <text:p text:style-name="P15"><text:tab/><text:tab/><text:tab/><text:tab/>/* Negative check */</text:p>
            <text:p text:style-name="P15"><text:soft-page-break/><text:tab/><text:tab/><text:tab/><text:tab/>FlagReg[NegFlag] = Res[15];</text:p>
            <text:p text:style-name="P15"><text:tab/><text:tab/><text:tab/>end</text:p>
            <text:p text:style-name="P15"><text:tab/><text:tab/><text:tab/>InsSLT: begin</text:p>
            <text:p text:style-name="P15"><text:tab/><text:tab/><text:tab/><text:tab/>if (OpA &gt; OpB)</text:p>
            <text:p text:style-name="P15"><text:tab/><text:tab/><text:tab/><text:tab/> <text:s text:c="2"/>Res = 16'd1;</text:p>
            <text:p text:style-name="P15"><text:tab/><text:tab/><text:tab/><text:tab/>else</text:p>
            <text:p text:style-name="P15"><text:tab/><text:tab/><text:tab/><text:tab/> <text:s text:c="2"/>Res = 16'd0;</text:p>
            <text:p text:style-name="P15"><text:tab/><text:tab/><text:tab/><text:tab/><text:tab/></text:p>
            <text:p text:style-name="P15"><text:tab/><text:tab/><text:tab/><text:tab/>/* Zero check */</text:p>
            <text:p text:style-name="P15"><text:tab/><text:tab/><text:tab/><text:tab/>if (Res == 0)</text:p>
            <text:p text:style-name="P15"><text:tab/><text:tab/><text:tab/><text:tab/> <text:s text:c="2"/>FlagReg[ZeroFlag] = 1'b1;</text:p>
            <text:p text:style-name="P15"><text:tab/><text:tab/><text:tab/><text:tab/>else</text:p>
            <text:p text:style-name="P15"><text:tab/><text:tab/><text:tab/><text:tab/> <text:s text:c="2"/>FlagReg[ZeroFlag] = 1'b0;</text:p>
            <text:p text:style-name="P15"><text:tab/><text:tab/><text:tab/><text:tab/>/* Overflow check */</text:p>
            <text:p text:style-name="P15"><text:tab/><text:tab/><text:tab/><text:tab/>FlagReg[OverflowFlag] = (OpA[15] &amp; OpB[15] &amp; ~Res[15]) | (~OpA[15] &amp; ~OpB[15] &amp; Res[15]);</text:p>
            <text:p text:style-name="P15"><text:tab/><text:tab/><text:tab/><text:tab/>/* Negative check */</text:p>
            <text:p text:style-name="P15"><text:tab/><text:tab/><text:tab/><text:tab/>FlagReg[NegFlag] = Res[15];</text:p>
            <text:p text:style-name="P15"><text:tab/><text:tab/><text:tab/>end</text:p>
            <text:p text:style-name="P15"><text:tab/><text:tab/><text:tab/>InsAND: begin<text:tab/><text:tab/><text:tab/></text:p>
            <text:p text:style-name="P15"><text:tab/><text:tab/><text:tab/><text:tab/>Res = OpA &amp; OpB;</text:p>
            <text:p text:style-name="P15"><text:tab/><text:tab/><text:tab/><text:tab/></text:p>
            <text:p text:style-name="P15"><text:tab/><text:tab/><text:tab/><text:tab/>/* Zero check */</text:p>
            <text:p text:style-name="P15"><text:tab/><text:tab/><text:tab/><text:tab/>if (Res == 0)</text:p>
            <text:p text:style-name="P15"><text:tab/><text:tab/><text:tab/><text:tab/> <text:s text:c="2"/>FlagReg[ZeroFlag] = 1'b1;</text:p>
            <text:p text:style-name="P15"><text:tab/><text:tab/><text:tab/><text:tab/>else</text:p>
            <text:p text:style-name="P15"><text:tab/><text:tab/><text:tab/><text:tab/> <text:s text:c="2"/>FlagReg[ZeroFlag] = 1'b0;</text:p>
            <text:p text:style-name="P15"><text:tab/><text:tab/><text:tab/><text:tab/>/* Overflow check */</text:p>
            <text:p text:style-name="P15"><text:tab/><text:tab/><text:tab/><text:tab/>FlagReg[OverflowFlag] = (OpA[15] &amp; OpB[15] &amp; ~Res[15]) | (~OpA[15] &amp; ~OpB[15] &amp; Res[15]);</text:p>
            <text:p text:style-name="P15"><text:tab/><text:tab/><text:tab/><text:tab/>/* Negative check */</text:p>
            <text:p text:style-name="P15"><text:tab/><text:tab/><text:tab/><text:tab/>FlagReg[NegFlag] = Res[15];</text:p>
            <text:p text:style-name="P15"><text:tab/><text:tab/><text:tab/>end</text:p>
            <text:p text:style-name="P15"><text:tab/><text:tab/><text:tab/>InsOR: begin<text:tab/><text:tab/><text:tab/></text:p>
            <text:p text:style-name="P15"><text:tab/><text:tab/><text:tab/><text:tab/>Res = OpA | OpB;</text:p>
            <text:p text:style-name="P15"><text:tab/><text:tab/><text:tab/><text:tab/></text:p>
            <text:p text:style-name="P15"><text:tab/><text:tab/><text:tab/><text:tab/>/* Zero check */</text:p>
            <text:p text:style-name="P15"><text:tab/><text:tab/><text:tab/><text:tab/>if (Res == 0)</text:p>
            <text:p text:style-name="P15"><text:tab/><text:tab/><text:tab/><text:tab/> <text:s text:c="2"/>FlagReg[ZeroFlag] = 1'b1;</text:p>
            <text:p text:style-name="P15"><text:tab/><text:tab/><text:tab/><text:tab/>else</text:p>
            <text:p text:style-name="P15"><text:tab/><text:tab/><text:tab/><text:tab/> <text:s text:c="2"/>FlagReg[ZeroFlag] = 1'b0;</text:p>
            <text:p text:style-name="P15"><text:tab/><text:tab/><text:tab/><text:tab/>/* Overflow check */</text:p>
            <text:p text:style-name="P15"><text:tab/><text:tab/><text:tab/><text:tab/>FlagReg[OverflowFlag] = (OpA[15] &amp; OpB[15] &amp; ~Res[15]) | (~OpA[15] &amp; ~OpB[15] &amp; Res[15]);</text:p>
            <text:p text:style-name="P15"><text:tab/><text:tab/><text:tab/><text:tab/>/* Negative check */</text:p>
            <text:p text:style-name="P15"><text:tab/><text:tab/><text:tab/><text:tab/>FlagReg[NegFlag] = Res[15];</text:p>
            <text:p text:style-name="P15"><text:tab/><text:tab/><text:tab/>end</text:p>
            <text:p text:style-name="P15"><text:tab/><text:tab/><text:tab/>InsXOR: begin<text:tab/><text:tab/><text:tab/></text:p>
            <text:p text:style-name="P15"><text:tab/><text:tab/><text:tab/><text:tab/>Res = OpA ^ OpB;</text:p>
            <text:p text:style-name="P15"><text:tab/><text:tab/><text:tab/><text:tab/></text:p>
            <text:p text:style-name="P15"><text:tab/><text:tab/><text:tab/><text:tab/>/* Zero check */</text:p>
            <text:p text:style-name="P15"><text:tab/><text:tab/><text:tab/><text:tab/>if (Res == 0)</text:p>
            <text:p text:style-name="P15"><text:tab/><text:tab/><text:tab/><text:tab/> <text:s text:c="2"/>FlagReg[ZeroFlag] = 1'b1;</text:p>
            <text:p text:style-name="P15"><text:tab/><text:tab/><text:tab/><text:tab/>else</text:p>
            <text:p text:style-name="P15"><text:tab/><text:tab/><text:tab/><text:tab/> <text:s text:c="2"/>FlagReg[ZeroFlag] = 1'b0;</text:p>
            <text:p text:style-name="P15"><text:tab/><text:tab/><text:tab/><text:tab/>/* Overflow check */</text:p>
            <text:p text:style-name="P15"><text:tab/><text:tab/><text:tab/><text:tab/>FlagReg[OverflowFlag] = (OpA[15] &amp; OpB[15] &amp; ~Res[15]) | (~OpA[15] &amp; ~OpB[15] &amp; Res[15]);</text:p>
            <text:p text:style-name="P15"><text:tab/><text:tab/><text:tab/><text:tab/>/* Negative check */</text:p>
            <text:p text:style-name="P15"><text:tab/><text:tab/><text:tab/><text:tab/>FlagReg[NegFlag] = Res[15];</text:p>
            <text:p text:style-name="P15"><text:tab/><text:tab/><text:tab/>end</text:p>
            <text:p text:style-name="P15"><text:tab/><text:tab/>endcase</text:p>
            <text:p text:style-name="P15"><text:tab/>end</text:p>
            <text:p text:style-name="P15"><text:s text:c="3"/>end</text:p>
            <text:p text:style-name="P15">endmodule</text:p>
          </table:table-cell>
        </table:table-row>
      </table:table>
      <text:p text:style-name="P4"/>
      <text:p text:style-name="P4"/>
      <text:p text:style-name="P4"/>
      <text:p text:style-name="P4"><text:tab/>- Desenvolvimento da ULA e do Banco de Registradores</text:p>
      <text:p text:style-name="P4"><text:tab/>- <text:span text:style-name="T4">Falar como foi feito o tratamento do imediato</text:span></text:p>
      <text:p text:style-name="P6"><text:tab/><text:span text:style-name="T10">Optou-se pelo desenvolvimento de uma ULA genérica, assim, para instruções que vão operandos imediatos, cabe ao Decodificador selecionar corretamente se o operando virá do Banco de Registradores ou diretamente da instrução. A operação é executada pela ULA a cada passo do clock.</text:span></text:p>
      <text:p text:style-name="P6"><text:span text:style-name="T11"><text:tab/>A seleção do operando B é feita atravez de um multiplexador de 16-bits, sendo ele controlado pelo bloco de decodificação.</text:span></text:p>
      <text:p text:style-name="P6"/>
      <text:p text:style-name="P5"><text:tab/>- Falar sobre nossa ULA genérica e seus códigos</text:p>
      <text:p text:style-name="P5"><text:tab/>- Falar sobre a consideração da instrução SUB</text:p>
      <text:p text:style-name="P5"><text:tab/>- Falar sobre as flags de estado, registrador de estados</text:p>
      <text:p text:style-name="P4"><text:tab/><text:span text:style-name="T11">Implementou-se, até o momento, 3 (três) flags para o registrador de estados, sendo eles: Overflow, Zero e Neg, indicando se ocorreu overflow, se o resultado é zero ou se é negativo.</text:span></text:p>
      <text:p text:style-name="P4"><text:tab/>- Desenvolvimento de blocos suplementares</text:p>
      <text:p text:style-name="P5"><text:soft-page-break/><text:tab/><text:span text:style-name="T11">O bloco de Controle foi desenvolvido para comandar a máquina, fazendo assim a busca no banco de registros, execução na ULA e escrita no banco de registros de forma sincronizada. O bloco de decodificação recebe a instrução a ser executada, verifica se é uma instrução válida e se é uma instrução com imediato. Ainda não há tratamento para caso a instrução seja inválida.</text:span></text:p>
      <text:p text:style-name="P5"/>
      <text:p text:style-name="P5"/>
      <text:p text:style-name="P5"><text:tab/>- <text:span text:style-name="T2">Montar imagem do sistema</text:span></text:p>
      <text:p text:style-name="P5"/>
      <text:p text:style-name="P2">Integração (Wrapper <text:span text:style-name="T3">SIM e DE2</text:span>)</text:p>
      <text:p text:style-name="P2"/>
      <text:p text:style-name="P2"><text:tab/><text:span text:style-name="T6">Falar sobre 7SegDisplay (Tabela verdade e construção)</text:span></text:p>
      <text:p text:style-name="P2"><text:span text:style-name="T5"><text:tab/></text:span><text:span text:style-name="T8">Falar sobre as pequenas modificações para rodar corretamente na DE2 e atender os requisitos de teste/apresentação de dados na prática</text:span></text:p>
      <text:p text:style-name="P2"/>
      <text:p text:style-name="P2">Testes</text:p>
      <text:p text:style-name="P2"/>
      <text:p text:style-name="P2"><text:tab/><text:span text:style-name="T5">Simulação – </text:span><text:span text:style-name="T7">Mostrar formas de ondas</text:span></text:p>
      <text:p text:style-name="P3"/>
      <text:p text:style-name="P3"><text:tab/>Testes na DE2 – <text:span text:style-name="T1">Mostrar fotos?</text:span></text:p>
      <text:p text:style-name="P2"/>
      <text:p text:style-name="P9">Documentação</text:p>
      <text:p text:style-name="P9"/>
      <text:p text:style-name="P9"><text:tab/>- Documentação das intruções?</text:p>
      <text:p text:style-name="P2"/>
      <text:p text:style-name="P2">Conclusão</text:p>
      <text:p text:style-name="P2"/>
      <text:p text:style-name="P2"><text:tab/><text:span text:style-name="T7">Falar sobre o debounce e as formas de contorno utilizadas</text:span></text:p>
      <text:p text:style-name="P2"><text:span text:style-name="T7"><text:tab/></text:span><text:span text:style-name="T9">Falar sobre o clock de 50 MHz</text:span></text:p>
      <text:p text:style-name="P3"><text:tab/><text:span text:style-name="T1">Falar sobre os pinos normalmente HIGH</text:span></text:p>
      <text:p text:style-name="P2"/>
      <text:p text:style-name="P2">Referências</text:p>
      <text:p text:style-name="P2"><text:tab/><text:span text:style-name="T5">Livro de Verilog HDL na pasta do trabalho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22:19:43.154897869</meta:creation-date>
    <dc:date>2017-10-10T01:18:17.973950577</dc:date>
    <meta:editing-duration>PT54M57S</meta:editing-duration>
    <meta:editing-cycles>13</meta:editing-cycles>
    <meta:generator>LibreOffice/5.1.6.2$Linux_X86_64 LibreOffice_project/10m0$Build-2</meta:generator>
    <meta:document-statistic meta:table-count="3" meta:image-count="0" meta:object-count="0" meta:page-count="5" meta:paragraph-count="206" meta:word-count="1202" meta:character-count="7241" meta:non-whitespace-character-count="5747"/>
  </office:meta>
</office:document-meta>
</file>